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4700b8"/>
    </style:style>
    <style:style style:name="T2" style:family="text">
      <style:text-properties fo:color="#2800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830498" text:style-name="L1">
        <text:list-item>
          <text:p text:style-name="P1">Import the web page</text:p>
        </text:list-item>
        <text:list-item>
          <text:p text:style-name="P1">save the url of the webpage for keyword extraction in <text:span text:style-name="T2">link.csv </text:span></text:p>
        </text:list-item>
        <text:list-item>
          <text:p text:style-name="P1">get rid of all the html tags</text:p>
        </text:list-item>
        <text:list-item>
          <text:p text:style-name="P1"><text:span text:style-name="T1">raw.txt</text:span> : consists of all the raw text without all the html tags</text:p>
        </text:list-item>
        <text:list-item>
          <text:p text:style-name="P1"><text:span text:style-name="T1">rawtoken.csv </text:span>: consists of all the raw tokens from the webpage</text:p>
        </text:list-item>
        <text:list-item>
          <text:p text:style-name="P1"><text:span text:style-name="T1">titletoken.csv</text:span> : contains the title tag separated into tags </text:p>
        </text:list-item>
        <text:list-item>
          <text:p text:style-name="P1"><text:span text:style-name="T1">heading1.csv – heading6.csv :</text:span> contains all the heading tags </text:p>
        </text:list-item>
        <text:list-item>
          <text:p text:style-name="P1"><text:span text:style-name="T1">name.csv :</text:span> contains all the names of the &lt;a&gt; tag </text:p>
        </text:list-item>
        <text:list-item>
          <text:p text:style-name="P1"><text:span text:style-name="T1">link.csv :</text:span> consists of all the links under the &lt;a&gt; tag</text:p>
        </text:list-item>
        <text:list-item>
          <text:p text:style-name="P1"><text:s/>Do the url name processing </text:p>
        </text:list-item>
        <text:list-item>
          <text:p text:style-name="P1"><text:span text:style-name="T1">urlcaps.csv :</text:span> consists of all the capitalized words from the url names</text:p>
        </text:list-item>
        <text:list-item>
          <text:p text:style-name="P1"><text:span text:style-name="T1"><text:s/>noun_all.csv :</text:span> consists of all the nouns from the url names </text:p>
        </text:list-item>
        <text:list-item>
          <text:p text:style-name="P1">keys_all.csv: consists of all the keywords from the url names</text:p>
        </text:list-item>
        <text:list-item>
          <text:p text:style-name="P1">rawtoken.csv : raw tokens minus the capitalized words from url names</text:p>
        </text:list-item>
        <text:list-item>
          <text:p text:style-name="P1">rfilter.csv : consists of the set of raw words – the url wo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03:07:17</meta:creation-date>
    <meta:generator>LibreOffice/3.5$Linux_x86 LibreOffice_project/350m1$Build-2</meta:generator>
    <dc:date>2013-03-29T23:51:16</dc:date>
    <meta:editing-duration>P0D</meta:editing-duration>
    <meta:editing-cycles>2</meta:editing-cycles>
    <meta:document-statistic meta:table-count="0" meta:image-count="0" meta:object-count="0" meta:page-count="1" meta:paragraph-count="15" meta:word-count="162" meta:character-count="824" meta:non-whitespace-character-count="684"/>
  </office:meta>
</office:document-meta>
</file>